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7d43"/>
    </style:style>
    <style:style style:name="P2" style:family="paragraph" style:parent-style-name="Text_20_body">
      <style:text-properties officeooo:paragraph-rsid="0015761c"/>
    </style:style>
    <style:style style:name="P3" style:family="paragraph" style:parent-style-name="Text_20_body">
      <style:text-properties officeooo:rsid="0017631d" officeooo:paragraph-rsid="0017631d"/>
    </style:style>
    <style:style style:name="P4" style:family="paragraph" style:parent-style-name="Standard">
      <style:text-properties officeooo:paragraph-rsid="00042ab3"/>
    </style:style>
    <style:style style:name="P5" style:family="paragraph" style:parent-style-name="Standard">
      <style:text-properties fo:font-weight="normal" officeooo:rsid="000717b1" officeooo:paragraph-rsid="000717b1" style:font-weight-asian="normal" style:font-weight-complex="normal"/>
    </style:style>
    <style:style style:name="P6" style:family="paragraph" style:parent-style-name="Standard">
      <style:text-properties officeooo:rsid="0010816f" officeooo:paragraph-rsid="00180cd0"/>
    </style:style>
    <style:style style:name="P7" style:family="paragraph" style:parent-style-name="Standard">
      <style:text-properties officeooo:rsid="000e037a" officeooo:paragraph-rsid="00180cd0"/>
    </style:style>
    <style:style style:name="P8" style:family="paragraph" style:parent-style-name="Standard">
      <style:text-properties officeooo:rsid="000f2353" officeooo:paragraph-rsid="00180cd0"/>
    </style:style>
    <style:style style:name="P9" style:family="paragraph" style:parent-style-name="Heading_20_1">
      <style:text-properties fo:font-weight="bold" officeooo:rsid="000c5f44" officeooo:paragraph-rsid="0012cf32" style:font-weight-asian="bold" style:font-weight-complex="bold"/>
    </style:style>
    <style:style style:name="P10" style:family="paragraph" style:parent-style-name="Heading_20_1">
      <style:text-properties fo:font-weight="bold" officeooo:rsid="000c5f44" officeooo:paragraph-rsid="000c5f44" style:font-weight-asian="bold" style:font-weight-complex="bold"/>
    </style:style>
    <style:style style:name="P11" style:family="paragraph" style:parent-style-name="Heading_20_1">
      <style:text-properties fo:font-weight="bold" officeooo:rsid="0006271b" style:font-weight-asian="bold" style:font-weight-complex="bold"/>
    </style:style>
    <style:style style:name="T1" style:family="text">
      <style:text-properties fo:font-weight="bold" officeooo:rsid="00042ab3" style:font-weight-asian="bold" style:font-weight-complex="bold"/>
    </style:style>
    <style:style style:name="T2" style:family="text">
      <style:text-properties fo:font-weight="normal" officeooo:rsid="00042ab3" style:font-weight-asian="normal" style:font-weight-complex="normal"/>
    </style:style>
    <style:style style:name="T3" style:family="text">
      <style:text-properties fo:font-weight="normal" officeooo:rsid="0006271b" style:font-weight-asian="normal" style:font-weight-complex="normal"/>
    </style:style>
    <style:style style:name="T4" style:family="text">
      <style:text-properties fo:font-weight="normal" officeooo:rsid="000717b1" style:font-weight-asian="normal" style:font-weight-complex="normal"/>
    </style:style>
    <style:style style:name="T5" style:family="text">
      <style:text-properties fo:font-weight="normal" officeooo:rsid="00117d43" style:font-weight-asian="normal" style:font-weight-complex="normal"/>
    </style:style>
    <style:style style:name="T6" style:family="text">
      <style:text-properties fo:font-weight="normal" officeooo:rsid="0012cf32" style:font-weight-asian="normal" style:font-weight-complex="normal"/>
    </style:style>
    <style:style style:name="T7" style:family="text">
      <style:text-properties fo:font-weight="normal" officeooo:rsid="0015761c" style:font-weight-asian="normal" style:font-weight-complex="normal"/>
    </style:style>
    <style:style style:name="T8" style:family="text">
      <style:text-properties officeooo:rsid="0015761c"/>
    </style:style>
    <style:style style:name="T9" style:family="text">
      <style:text-properties officeooo:rsid="00163393"/>
    </style:style>
    <style:style style:name="T10" style:family="text">
      <style:text-properties officeooo:rsid="0017631d"/>
    </style:style>
    <style:style style:name="T11" style:family="text">
      <style:text-properties style:text-underline-style="solid" style:text-underline-width="auto" style:text-underline-color="font-color"/>
    </style:style>
    <style:style style:name="T12" style:family="text">
      <style:text-properties officeooo:rsid="0010816f"/>
    </style:style>
    <style:style style:name="T13" style:family="text">
      <style:text-properties officeooo:rsid="00180c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de Generering </text:h>
      <text:p text:style-name="Text_20_body"><text:span text:style-name="T7">Som det første skridt i ide generering skal ideen formes</text:span>. <text:span text:style-name="T8">Man starter med at tænke på problemer i den virkelige verden som man vil løse. Det kan ikke være ligetil at komme på en god ide med det samme, derfor kan man hjælpe det på vej med forskellige stimuli. Billeder eller ord som kan skabe inspiration eller få hjerne til at tænke i kreative baner. Det er vigtigt at man på dette stadie ikke sætter sig tungt om en bestemt idé, men blot skriver alle indfald ned på et stykke papir.</text:span></text:p>
      <text:p text:style-name="P2"><text:span text:style-name="T8">Næste fase </text:span><text:span text:style-name="T9">handler om at sortere i de ideer man har fået. De mest lovende ideer bliver udvalgt og man prøver at bygge videre på dem, med hjælp fra såkaldte ”Hvad sker der så” scenarier. </text:span><text:span text:style-name="T10">Hvor man kommer på alle de features som systemet kunne indeholde. Igen er opgaven ikke at begrænse systemet, men blot komme med ideer, også selvom de ikke ender med at være i det endelige produkt. Det er en prøve i den kreative process.</text:span></text:p>
      <text:p text:style-name="P3">Når man så har en færdig ide, bør man teste hvad andre personer synes om den. Ideen kan være nok så god, men hvis der ikke er nogen kundeinteresse, vil ideen aldrig blive profitabel.</text:p>
      <text:h text:style-name="P10" text:outline-level="1">Målgrupper</text:h>
      <text:p text:style-name="P1"><text:span text:style-name="T5">Rejsekortet 2.0 er tiltænkt at erstatte det eksisterende rejsekort. Kortet skal derfor ramme de samme målgrupper og befolkningssegmenter som det eksisterende rejsekort. Den overordnede målgruppe er pendlere. Pendlere indfatter alle rejsende som er afhængige af offentlig transport for at nå deres mål. Mindre segmenter er indeholdt heri blandt andre; studerende, ældre og erhvervspendlere. Hver af disse segmenter </text:span><text:span text:style-name="T6">har generelt forskellige interesser i systemet. De ældre vil vurdere brugervenlighed meget højt i det nye system. De studerende vil bruge det på grund af systemet billige brugspris. Mens erhvervspendlere søger systemet pålidelighed.</text:span><text:span text:style-name="T5"> </text:span></text:p>
      <text:h text:style-name="P11" text:outline-level="1">Produkt Vision</text:h>
      <text:p text:style-name="P4"><text:span text:style-name="T1">Rejsekortet 2.0</text:span><text:span text:style-name="T2"> er til </text:span><text:span text:style-name="T3">folk</text:span><text:span text:style-name="T2">, der pendler hver dag og ønsker en nemmere </text:span><text:span text:style-name="T3">og mere pålidelig</text:span><text:span text:style-name="T2"> måde at betale for dine rejser. </text:span><text:span text:style-name="T3">Med Rejsekortet 2.0 slipper du for manuelt at tjekke ind og ud af bussen, det er blot nødvendigt at du har kortet på dig, i modsætning det nuværende kort. Vores produkt er stabilt, billigt, personligt </text:span><text:span text:style-name="T4">og</text:span><text:span text:style-name="T3"> </text:span><text:span text:style-name="T4">forsøger</text:span><text:span text:style-name="T3"> at sikre den optimale komfort og rejsesikkerhed.</text:span></text:p>
      <text:p text:style-name="P5">I modsætning til Rejsekortet, kan du ikke glemme at tjekke ud, hvorved du slipper for dumme bød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1T09:14:23.21</meta:creation-date>
    <dc:date>2014-01-05T14:52:02.98</dc:date>
    <meta:editing-duration>PT3H52M45S</meta:editing-duration>
    <meta:editing-cycles>11</meta:editing-cycles>
    <meta:generator>LibreOffice/3.6$Windows_x86 LibreOffice_project/e29a214-2bbed72-0621de6-a97528c-8f066d</meta:generator>
    <meta:document-statistic meta:table-count="0" meta:image-count="0" meta:object-count="0" meta:page-count="1" meta:paragraph-count="9" meta:word-count="381" meta:character-count="2253" meta:non-whitespace-character-count="1879"/>
  </office:meta>
</office:document-meta>
</file>